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16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0e5c8" officeooo:paragraph-rsid="0010e5c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231ef" officeooo:paragraph-rsid="001231e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18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ru" fo:country="RU" officeooo:rsid="00127c55"/>
    </style:style>
    <style:style style:name="T8" style:family="text">
      <style:text-properties fo:language="ru" fo:country="RU" officeooo:rsid="001316c6"/>
    </style:style>
    <style:style style:name="T9" style:family="text">
      <style:text-properties fo:language="ru" fo:country="RU" officeooo:rsid="001376cb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officeooo:rsid="000ab2ef"/>
    </style:style>
    <style:style style:name="T13" style:family="text">
      <style:text-properties fo:language="en" fo:country="US" officeooo:rsid="000bc4ff"/>
    </style:style>
    <style:style style:name="T14" style:family="text">
      <style:text-properties fo:language="en" fo:country="US" officeooo:rsid="000e4173"/>
    </style:style>
    <style:style style:name="T1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86c37"/>
    </style:style>
    <style:style style:name="T20" style:family="text">
      <style:text-properties officeooo:rsid="000992e2"/>
    </style:style>
    <style:style style:name="T21" style:family="text">
      <style:text-properties officeooo:rsid="000ab2ef"/>
    </style:style>
    <style:style style:name="T22" style:family="text">
      <style:text-properties officeooo:rsid="000bc4ff"/>
    </style:style>
    <style:style style:name="T23" style:family="text">
      <style:text-properties officeooo:rsid="000e4173"/>
    </style:style>
    <style:style style:name="T24" style:family="text">
      <style:text-properties officeooo:rsid="0010e5c8"/>
    </style:style>
    <style:style style:name="T25" style:family="text">
      <style:text-properties officeooo:rsid="001231ef"/>
    </style:style>
    <style:style style:name="T26" style:family="text">
      <style:text-properties officeooo:rsid="00127c55"/>
    </style:style>
    <style:style style:name="T27" style:family="text">
      <style:text-properties officeooo:rsid="001316c6"/>
    </style:style>
    <style:style style:name="T28" style:family="text">
      <style:text-properties officeooo:rsid="001376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0">EVO Reset Service</text:p>
      <text:p text:style-name="P19"/>
      <text:p text:style-name="P22"><text:span text:style-name="T28">20.01.2013 </text:span><text:span text:style-name="T9">Версия 0.52</text:span><text:span text:style-name="T28">b </text:span><text:span text:style-name="T9">Исправление</text:span></text:p>
      <text:p text:style-name="P22"><text:span text:style-name="T9">- исправлена ошибка из-за которой при сбросе обнулялся регистр секунд в </text:span><text:span text:style-name="T28">CMOS</text:span><text:span text:style-name="T9">.</text:span></text:p>
      <text:p text:style-name="P6"><text:span text:style-name="T27"/></text:p>
      <text:p text:style-name="P6"><text:span text:style-name="T27">26</text:span><text:span text:style-name="T26">.</text:span><text:span text:style-name="T27">12</text:span><text:span text:style-name="T26">.2012 </text:span><text:span text:style-name="T7">Версия 0.52а<text:tab/>Исправление</text:span></text:p>
      <text:p text:style-name="P7"><text:span text:style-name="T27">- </text:span><text:span text:style-name="T8">исправлена ошибка драйвера </text:span><text:span text:style-name="T27">NeoGS </text:span><text:span text:style-name="T8">из-за которой происходила порча некоторых ячеек при загрузке файлов при вызове через </text:span><text:span text:style-name="T27">RST 8.</text:span></text:p>
      <text:p text:style-name="P6"><text:span text:style-name="T7">- исправлена ошибка в драйверах для правильной загрузке файлов при вызове через </text:span><text:span text:style-name="T26">RST 8.</text:span></text:p>
      <text:p text:style-name="P9"/>
      <text:p text:style-name="P5"><text:span text:style-name="T25">08.12.2012 </text:span><text:span text:style-name="T6">Версия 0.52 Исправление.</text:span></text:p>
      <text:p text:style-name="P5"><text:span text:style-name="T6">- сделал принудительно обнуление памяти при запуске программ с </text:span><text:span text:style-name="T25">TR-DOS </text:span><text:span text:style-name="T6">диска.</text:span></text:p>
      <text:p text:style-name="P8"/>
      <text:p text:style-name="P4"><text:span text:style-name="T24">04.12.2012 </text:span><text:span text:style-name="T5">Версия 0.51</text:span><text:span text:style-name="T24">a </text:span><text:span text:style-name="T5">Исправление.</text:span></text:p>
      <text:p text:style-name="P4"><text:span text:style-name="T5">- исправлена блокировка при отсуствии </text:span><text:span text:style-name="T24">SD </text:span><text:span text:style-name="T5">карты на </text:span><text:span text:style-name="T24">NeoGS.</text:span></text:p>
      <text:p text:style-name="P15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19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19">NeoGS </text:span><text:span text:style-name="T2">при определении наличия </text:span><text:span text:style-name="T19">SD </text:span><text:span text:style-name="T2">карты из-за изменения настроек прерываний.</text:span></text:p>
      <text:p text:style-name="P11">- <text:span text:style-name="T20">устранена невозможность выбрать файл для загрузки с ленты при отсутствии в корне директорий.</text:span></text:p>
      <text:p text:style-name="P12">- <text:span text:style-name="T21">устранена проблема сброса/зависания при запуске </text:span><text:span text:style-name="T12">TAP </text:span><text:span text:style-name="T21">файлов при заблокированном режиме 48к.</text:span></text:p>
      <text:p text:style-name="P13">- <text:span text:style-name="T22">сделано автоопределение наличия </text:span><text:span text:style-name="T13">SD </text:span><text:span text:style-name="T22">карт с возможностью отключения.</text:span></text:p>
      <text:p text:style-name="P14"><text:span text:style-name="T23">- сделана выдача сообщение с блокировкой дальнейшей работы при обращении к примонтированному образу после удаления </text:span><text:span text:style-name="T14">SD </text:span><text:span text:style-name="T23">карты с которой был примонтирован образ.</text:span></text:p>
      <text:p text:style-name="P14"><text:span text:style-name="T23">- сделан контроль наличия </text:span><text:span text:style-name="T14">SD </text:span><text:span text:style-name="T23">карт с выдачей сообщения и блокировкой дальнейшей работы.</text:span></text:p>
      <text:p text:style-name="P14"><text:span text:style-name="T23">- переименован пункт </text:span><text:span text:style-name="T14">«W.Turbo Mode» </text:span><text:span text:style-name="T23">в </text:span><text:span text:style-name="T14">«W.CPU frequency».</text:span></text:p>
      <text:p text:style-name="P14"><text:span text:style-name="T23">- сделана принудительная полная инициализация после обновления </text:span><text:span text:style-name="T14">FlashROM.</text:span></text:p>
      <text:p text:style-name="P14"><text:span text:style-name="T23">- нажатие 0+</text:span><text:span text:style-name="T14">RESET </text:span><text:span text:style-name="T23">теперь не только возвращает основной режим, но и делает полную инициализацию внутренних переменных.</text:span></text:p>
      <text:p text:style-name="P14"><text:span text:style-name="T23">- сделан </text:span><text:span text:style-name="T14">CRC </text:span><text:span text:style-name="T23">контроль содержимого </text:span><text:span text:style-name="T14">CMOS </text:span><text:span text:style-name="T23">памяти используемых в работе, при неправильной </text:span><text:span text:style-name="T14">CRC </text:span><text:span text:style-name="T23">все используемые в работе ячейки перезаписываются исходными значениями.</text:span></text:p>
      <text:p text:style-name="P10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10">- пункт основного меню <text:span text:style-name="T10">«FAT boot» </text:span>переименован в «<text:span text:style-name="T10">File browser</text:span>».</text:p>
      <text:p text:style-name="P10">- в меню «<text:span text:style-name="T10">Service</text:span>» удалены пункты «<text:span text:style-name="T10">Load font 4 TEXTMODE</text:span>» и «<text:span text:style-name="T10">Image to RAMDISK</text:span>», функции этих пунктов теперь производятся через «<text:span text:style-name="T10">File browser</text:span>».</text:p>
      <text:p text:style-name="P10"><text:span text:style-name="T10">- </text:span>в меню «<text:span text:style-name="T10">Service</text:span>» добавлен пункт принудительного сброса на дефолтные значения <text:span text:style-name="T10">CMOS. </text:span>Также добавлен пункт демонтирования образов, если ни один образ не примонтирован меню не появляется.</text:p>
      <text:p text:style-name="P10">- загрузка/запуск файлов раскиданные ранее по разным пунктам разных меню теперь производятся через «<text:span text:style-name="T10">File browser</text:span>», кроме обновления прошивок. Обновление прошивок оставлено на старом месте.</text:p>
      <text:p text:style-name="P10">- переделан порядок доступа к <text:span text:style-name="T10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10">.</text:span></text:p>
      <text:p text:style-name="P10">- работа с <text:span text:style-name="T10">FAT </text:span>полностью перенесена в ПЗУ, вся вызовы сделаны через <text:span text:style-name="T10">RST 8</text:span>.</text:p>
      <text:p text:style-name="P10">- сделана сортировка по первым символам для директорий/файлов (сначала для директорий, потом для файлов).</text:p>
      <text:p text:style-name="P10">- сделано монтирование <text:span text:style-name="T10">TRD </text:span>образов на чтение/запись непосредственно на <text:span text:style-name="T10">FAT.</text:span></text:p>
      <text:p text:style-name="P10">- сделано монтирование <text:span text:style-name="T10">TRD </text:span>образов из текстового файла <text:span text:style-name="T10">IMAGE.MNT. </text:span>Возможность сохранения примонтированных образов в этот файл пока отсутствует.</text:p>
      <text:p text:style-name="P10">- в главном меню добавлен пункт «<text:span text:style-name="T10">Setup</text:span>»<text:span text:style-name="T10">. </text:span>Пока в нем 2 пункта: включение/выключение звука нажатых клавиш и включение/выключение доступа к <text:span text:style-name="T10">SD card NeoGS.</text:span></text:p>
      <text:p text:style-name="P10"><text:span text:style-name="T10">- </text:span>в связи с возможностью монтирования <text:span text:style-name="T10">TRD </text:span>образов сделана запись в драйверах устройств, пока только для монтировщика образов. <text:span text:style-name="T10">FAT </text:span>возможностей записи пока не имеет.</text:p>
      <text:p text:style-name="P10">- окно «<text:span text:style-name="T10">File browser</text:span>» увеличено в размерах и теперь выводится шрифтом 6х8. Показывают всегда <text:soft-page-break/>длинные имена, если они есть. Максимальная длина выводимого имени 31 символ, при большей длине справа рисуется стрелочка. </text:p>
      <text:p text:style-name="P10">- после переезда работы с <text:span text:style-name="T10">FAT </text:span>в ПЗУ инициализация всех устройств делается всегда сразу по сбросу.</text:p>
      <text:p text:style-name="P10">- сделано сохранение текущего пути при переходах по директориям.</text:p>
      <text:p text:style-name="P10">- обработчик и установщик <text:span text:style-name="T10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10">- шрифты для текстового режима теперь хранятся в упакованном виде.</text:p>
      <text:p text:style-name="P10">- переделаны вызовы <text:span text:style-name="T10">RST 8, </text:span>сделаны вызова из <text:span text:style-name="T10">EVO-DOS </text:span>для работы с примонтированными образами.</text:p>
      <text:p text:style-name="P10">- при загрузке <text:span text:style-name="T10">TAP </text:span>файлов через «<text:span text:style-name="T10">File browser</text:span>» принудительно включается бит эмуляции работы с лентой в <text:span text:style-name="T10">CMOS. </text:span>При вызове через «<text:span text:style-name="T10">Tape loader</text:span>» зависит от установленного режима.</text:p>
      <text:p text:style-name="P10">- при выборе <text:span text:style-name="T10">TRD </text:span>образов выдается меню выбора монтировать файл или загружать в рамдиск. <text:span text:style-name="T10">FDI </text:span>и <text:span text:style-name="T10">SCL </text:span>образа всегда грузятся в рамдиск.</text:p>
      <text:p text:style-name="P10"/>
      <text:p text:style-name="P10">24.01.2012 Версия 0.49<text:span text:style-name="T10">c </text:span>Переделки</text:p>
      <text:p text:style-name="P10">- переделаны обработчики <text:span text:style-name="T10">RST 8 </text:span>и <text:span text:style-name="T10">NMI </text:span>для полной независимости друг от друга.</text:p>
      <text:p text:style-name="P10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</text:span><text:span text:style-name="T1">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10">- исправлена проблема неправильного считывания фонта из-за несвоевременного переключения отображаемых экранов.</text:p>
      <text:p text:style-name="P10">- исправлено отображение некоторых регистров процессора.</text:p>
      <text:p text:style-name="P10"/>
      <text:p text:style-name="P10">18.01.2012 Версия 0.49 Добавление</text:p>
      <text:p text:style-name="P10">- добавлена поддержка волшебной кнопки <text:span text:style-name="T10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10"/>
      <text:p text:style-name="P10">17.12.2011 Версия 0.48 Дополнение</text:p>
      <text:p text:style-name="P10">- немного переделан тест <text:span text:style-name="T10">PC </text:span>клавиатуры, добавлено управление светодиодом <text:span text:style-name="T10">Caps LOCK.</text:span></text:p>
      <text:p text:style-name="P10"><text:span text:style-name="T10">- </text:span>в меню сервис поменяны местами пункты <text:span text:style-name="T10">“Image to RAMDISK” </text:span>и<text:span text:style-name="T10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10"/>
      <text:p text:style-name="P10">16.12.2011 Версия 0.47<text:span text:style-name="T10">d </text:span>Исправление</text:p>
      <text:p text:style-name="P10">- исправлено не выставление режимов памяти и турбо при запуске <text:span text:style-name="T10">HDD boot </text:span>и <text:span text:style-name="T10">CD boot.</text:span> </text:p>
      <text:p text:style-name="P10"/>
      <text:p text:style-name="P10">16.12.2011 Версия 0.47<text:span text:style-name="T10">c </text:span>Исправление</text:p>
      <text:p text:style-name="P10">- внесено еще немного изменений в <text:span text:style-name="T10">SPG </text:span>загрузчик.</text:p>
      <text:p text:style-name="P10"/>
      <text:p text:style-name="P10">15.12.2011 Версия 0.47<text:span text:style-name="T10">b </text:span>Исправление</text:p>
      <text:p text:style-name="P10">- добавлены изменения в код <text:span text:style-name="T10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oft-page-break/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10">- переделан загрузчик HOBETA файлов и перенесен в другую страницу ROM.</text:p>
      <text:p text:style-name="P10">- добавлена возможность запускать <text:span text:style-name="T10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10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10">- добавлена возможность сброса в прошивку пользователя (<text:span text:style-name="T10">Custom ROM).</text:span></text:p>
      <text:p text:style-name="P10"><text:span text:style-name="T10">- </text:span>добавлена возможность менять прошивку пользователя (<text:span text:style-name="T10">Custom ROM) </text:span>размером 64 Кб не обновляя весь <text:span text:style-name="T10">ROM</text:span>.</text:p>
      <text:p text:style-name="P10">- изменены настройки хранимые в <text:span text:style-name="T10">CMOS </text:span>на противоположные для пунктов «<text:span text:style-name="T18">Reload FONT</text:span>» и «<text:span text:style-name="T18">Type FONT</text:span>». Теперь при инициализации настроек в <text:span text:style-name="T10">CMOS </text:span>пункты будут по умолчанию принимать значения <text:span text:style-name="T10">«</text:span><text:span text:style-name="T11">ON</text:span><text:span text:style-name="T10">» </text:span>и <text:span text:style-name="T10">«</text:span><text:span text:style-name="T11">CP866</text:span><text:span text:style-name="T10">» <text:s/></text:span><text:span text:style-name="T1">соответственно</text:span><text:span text:style-name="T10"> .</text:span></text:p>
      <text:p text:style-name="P10">- добавлено выставление режимов турбо при удержании <text:span text:style-name="T10">CS, SS, SPACE </text:span>при сбросе.</text:p>
      <text:p text:style-name="P10"/>
      <text:p text:style-name="P10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10"/>
      <text:p text:style-name="P2"><text:span text:style-name="T1">28.09.2011</text:span> <text:span text:style-name="T1">Версия 0.44 Исправления и дополнения</text:span></text:p>
      <text:p text:style-name="P10">- исправлен неправильное вычисления ширины окна из-за чего скроллер сдвигал не только в окне.</text:p>
      <text:p text:style-name="P10">- драйвера и менеджер устройств перенесены в ПЗУ и работают оттуда же. </text:p>
      <text:p text:style-name="P10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10">- исправлена ошибка из-за которой переключенные режимы не обновлялись на экране.</text:p>
      <text:p text:style-name="P10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10"/>
      <text:p text:style-name="P2"><text:span text:style-name="T1">21.07.2011</text:span> <text:span text:style-name="T1">Версия 0.41 Изменения и дополнения.</text:span></text:p>
      <text:p text:style-name="P10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10"/>
      <text:p text:style-name="P10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10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10">- переделан вывод рамки для <text:span text:style-name="T10">CMOS editor </text:span>в зависимости от выбранного шрифта.</text:p>
      <text:p text:style-name="P10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10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oft-page-break/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10">- исправлена ошибка неправильного вычисления высоты файлового окна в зависимости от количества файлов</text:p>
      <text:p text:style-name="P10">- добавлено переключение загрузки с магнитофонного входа или с <text:span text:style-name="T10">FAT </text:span>устройств.</text:p>
      <text:p text:style-name="P10">- добавлена возможность загрузки и запуска <text:span text:style-name="T10">TAP </text:span>файлов.</text:p>
      <text:p text:style-name="P10"/>
      <text:p text:style-name="P10">23.03.2011 Версия 0.37 Дополнение.</text:p>
      <text:p text:style-name="P10">- в редакторе <text:span text:style-name="T10">CMOS </text:span>каждую секунду обновляются ячейки времени и перепечатываются на экране.</text:p>
      <text:p text:style-name="P10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</text:span><text:span text:style-name="T1">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10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10">- изменено ожидание нажатия клавиш при ошибках.</text:p>
      <text:p text:style-name="P10"/>
      <text:p text:style-name="P10">07.02.2011 Версия 0.31 Дополнение.</text:p>
      <text:p text:style-name="P10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10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10">- удалена очистка страниц памяти.</text:p>
      <text:p text:style-name="P10">- переделано форматирование рамдиска с учетом его нового формата.</text:p>
      <text:p text:style-name="P10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10">- рамдиск усложнился, в первой странице рамдиска создается таблица дорожек и секторов. Для <text:span text:style-name="T10">FDI </text:span><text:soft-page-break/>образа конвертируется заголок, для <text:span text:style-name="T10">TRD </text:span>и <text:span text:style-name="T10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10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</text:span><text:span text:style-name="T1">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10">- сделано принудительное определение <text:span text:style-name="T10">FAT </text:span>даже при наличии <text:span text:style-name="T10">MBR.</text:span></text:p>
      <text:p text:style-name="P10">- начало рамдиска переехало на одну страницу вниз.</text:p>
      <text:p text:style-name="P10"/>
      <text:p text:style-name="P10">28.11.2010 Версия 0.24 Изменения.</text:p>
      <text:p text:style-name="P10">- изменен прошивальщик ПЗУ. Теперь прошивает все ПЗУ полностью все 512 Кб. Соотвественно в файловом окне отображаются только <text:span text:style-name="T10">ROM </text:span>файлы размером 512 Кб. Файлы размером 64 Кб не отображаются и не прошиваются.</text:p>
      <text:p text:style-name="P10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10">- устранено появление мышиного курсора при выборе конфигурации и при переключении турбо режима.</text:p>
      <text:p text:style-name="P10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10">- исправлено вылезание курсора в файловом окне при отсуствии файлов и нажатии кнопки перехода на страницу вверх.</text:p>
      <text:p text:style-name="P10">- поправлена упущенная возможность запуска кодовых блоков через <text:span text:style-name="T10">«FAT boot» </text:span>с возможностью выхода в Бейсик.</text:p>
      <text:p text:style-name="P10"/>
      <text:p text:style-name="P10">13.11.2010 Версия 0.22 Добавление функционала и исправление ошибки.</text:p>
      <text:p text:style-name="P10">- исправлена ошибка высчитывания остатка загрузки в страницу памяти при загрузке <text:span text:style-name="T10">SCL </text:span>файлов.</text:p>
      <text:p text:style-name="P10">- добавлен<text:span text:style-name="T10"> </text:span>пункт <text:span text:style-name="T10">«Update FLASH ROM»</text:span> для быстрого обновления прошивок ПЗУ. </text:p>
      <text:p text:style-name="P10"/>
      <text:p text:style-name="P10">03.11.2010 Версия 0.21 Добавление функционала для поддержки <text:span text:style-name="T10">EVO-DOS.</text:span></text:p>
      <text:p text:style-name="P10">- добавлена возможность капирования в память для виртуального дисковода <text:span text:style-name="T10">TRD </text:span>и <text:span text:style-name="T10">SCL </text:span>(раскрытие образов);</text:p>
      <text:p text:style-name="P10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10">DOS #3D13</text:span>;</text:p>
      <text:p text:style-name="P10">- на экране добавлена возможность менять виртуальный дискововод не только клавишей <text:span text:style-name="T10">“Y”, </text:span>но и при помощи мыши;</text:p>
      <text:p text:style-name="P10">- внизу экрана добавлен краткая помощь по клавишам не задействованным в меню и клавише вызова краткой помощи по основному управлению (<text:span text:style-name="T10">H+RESET);</text:span></text:p>
      <text:p text:style-name="P10">- переименованны пункты сервис меню для работы с рамдиском. Теперь пункты начинаются со слова <text:span text:style-name="T10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10">- исправлено невозможность выхода из ошибочной ситуации с выводом окна. При выдаче окна прерывания были зпрещены.</text:p>
      <text:p text:style-name="P10"/>
      <text:p text:style-name="P10">21.10.2010 Версия 0.2.1 Исправление ошибок.</text:p>
      <text:p text:style-name="P10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oft-page-break/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10">- исправлено зависание при включение мыши по кнопке 9.</text:p>
      <text:p text:style-name="P10">- исправлен вылет в Бейсик при отсуствии мыши и попытке ее включения.</text:p>
      <text:p text:style-name="P10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10"/>
      <text:p text:style-name="P10">07.10.2010 Версия 0.1A4 Продолжение переделок, тестовая версия.</text:p>
      <text:p text:style-name="P10">- исправлен вывод файлов и директорий при количестве больше высоты окна (скроллинг и страничное перемещение).</text:p>
      <text:p text:style-name="P10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10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10">- еще немного поэкспериментировал с отображением горячих клавиш в менюшках. <text:s/></text:p>
      <text:p text:style-name="P10"/>
      <text:p text:style-name="P2"><text:span text:style-name="T1">25.09.2010 Версия 0.1</text:span>A<text:span text:style-name="T1">2 Продолжение переделок, тестовая версия.</text:span></text:p>
      <text:p text:style-name="P10">- переделал некоторые меню по внешнему виду для общего стиля.</text:p>
      <text:p text:style-name="P10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10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10">- переделка внешнего вида.</text:p>
      <text:p text:style-name="P10">- переделана обработка горячих клавиш.</text:p>
      <text:p text:style-name="P10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10"/>
      <text:p text:style-name="P2">17.09.2010 <text:span text:style-name="T1">Версия 0.1А Вторая ревизия сорцов, тестовая версия.</text:span></text:p>
      <text:p text:style-name="P10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10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10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10">- исправил смену режимов без перерисовки экрана.</text:p>
      <text:p text:style-name="P10">- при смене дисковода перерисовка происходит из-за возможно открытого файлового меню.</text:p>
      <text:p text:style-name="P10">- при открытом файловом меню для <text:span text:style-name="T10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oft-page-break/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10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10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10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</text:span><text:span text:style-name="T1"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10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10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10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10">- исправлена возможность загрузки файлов размером максимум 40960 байт. В предыдущих версиях размер был максимум 40959 байт.</text:p>
      <text:p text:style-name="P10"/>
      <text:p text:style-name="P10">22.02.2010 Версия 0.11 Исправлен первый глюк.</text:p>
      <text:p text:style-name="P10">- неправильно отдавался тип <text:span text:style-name="T10">FAT </text:span>устройства микрозагрузчику <text:span text:style-name="T10">HOBETA </text:span>файлов.</text:p>
      <text:p text:style-name="P2"/>
      <text:p text:style-name="P2">21.02.2010 <text:span text:style-name="T1">Версия 0.1 Проверка и тестирование. </text:span></text:p>
      <text:p text:style-name="P16"><text:span text:style-name="T16">- за основу взяты исходники </text:span><text:span text:style-name="T15">GLUK 6.62. </text:span><text:span text:style-name="T16">Все исходники переведены в текстовый формат для </text:span><text:span text:style-name="T16">компиляции </text:span><text:span text:style-name="T1">SjASMPlus</text:span><text:span text:style-name="T15">. </text:span><text:span text:style-name="T16">При сборке используется упаковщик </text:span><text:span text:style-name="T15">MHMT.</text:span></text:p>
      <text:p text:style-name="P17"><text:span text:style-name="T17">- все исходники разбиты на несколько файлов по смыслу, хотя распределение не окончательное и </text:span><text:span text:style-name="T17">местами не точное. Многое осталось от исходного </text:span><text:span text:style-name="T15">GLUK</text:span><text:span text:style-name="T17">а. Так сказать «забадяжил» на старых </text:span><text:span text:style-name="T17">дрожжах.</text:span></text:p>
      <text:p text:style-name="P17"><text:span text:style-name="T17">- при переделке не пострадали и не изменялись все функции вызываемые по «Кнопка+</text:span><text:span text:style-name="T15">RESET</text:span><text:span text:style-name="T17">».</text:span></text:p>
      <text:p text:style-name="P17"><text:span text:style-name="T17">- без изменений остались </text:span><text:span text:style-name="T15">CD Boot </text:span><text:span text:style-name="T17">и </text:span><text:span text:style-name="T15">HDD Boot.</text:span></text:p>
      <text:p text:style-name="P17"><text:span text:style-name="T17">- полностью удален </text:span><text:span text:style-name="T15">PC.</text:span></text:p>
      <text:p text:style-name="P17"><text:soft-page-break/><text:span text:style-name="T17">- убрано определение байта </text:span><text:span text:style-name="T15">#47 </text:span><text:span text:style-name="T17">в ячейке </text:span><text:span text:style-name="T15">#12 CMOS.</text:span></text:p>
      <text:p text:style-name="P17"><text:span text:style-name="T15">- </text:span><text:span text:style-name="T17">удалены из исходников все опции связанные с компиляцией для АТМ.</text:span></text:p>
      <text:p text:style-name="P10">- убрана прозрачность окон.</text:p>
      <text:p text:style-name="P10">- убран вывод на экран уменьшенных копий сохраненных экранов, что создавало мусор на экране.</text:p>
      <text:p text:style-name="P17"><text:span text:style-name="T17">- удалены все пункты не имеющие никакой ценности. К ним относятся следующие пункты: </text:span><text:span text:style-name="T15">P.C., </text:span><text:span text:style-name="T15">P.C.512, Cache, R.C., STS, XAS, Save SCR, TR KEEPER. </text:span><text:span text:style-name="T17">Удален также вновь добавленный пункт </text:span><text:span text:style-name="T15">FATALL. </text:span></text:p>
      <text:p text:style-name="P17"><text:span text:style-name="T17">- в меню «</text:span><text:span text:style-name="T15">Kills</text:span><text:span text:style-name="T17">»</text:span><text:span text:style-name="T15"> </text:span><text:span text:style-name="T17">следующие изменения: удален пункт </text:span><text:span text:style-name="T15">Low MEM. </text:span><text:span text:style-name="T17">Пункт </text:span><text:span text:style-name="T15">Pages </text:span><text:span text:style-name="T17">переименован в </text:span><text:span text:style-name="T15">Pages </text:span><text:span text:style-name="T15">128 </text:span><text:span text:style-name="T17">по функциональности. Форматилки </text:span><text:span text:style-name="T15">RAM </text:span><text:span text:style-name="T17">диска также переименованы по смыслу и добавлена </text:span><text:span text:style-name="T17">форматилка на 640 килобайт (стандартный размер </text:span><text:span text:style-name="T15">TR-DOS </text:span><text:span text:style-name="T17">дискеты</text:span><text:span text:style-name="T15">)</text:span><text:span text:style-name="T17">.</text:span></text:p>
      <text:p text:style-name="P1"><text:span text:style-name="T17">- </text:span><text:span text:style-name="T16">там же в меню «</text:span><text:span text:style-name="T17">Kills</text:span><text:span text:style-name="T16">» оставлен копировщик дискет с форматированием диска-приемника.</text:span></text:p>
      <text:p text:style-name="P10">- временно убрана раскраска главного окна.</text:p>
      <text:p text:style-name="P17"><text:span text:style-name="T17">- у часов теперь не 2 состояния, а 3. Часы не найдены, на экране надпись </text:span><text:span text:style-name="T15">«NO CMOS». </text:span><text:span text:style-name="T17">Часы </text:span><text:span text:style-name="T17">найдены, но выключены. Надпись на экране </text:span><text:span text:style-name="T15">«OFF CMOS». </text:span><text:span text:style-name="T17">При найденных и включенных </text:span><text:span text:style-name="T17">соотвественно отображают время.</text:span></text:p>
      <text:p text:style-name="P17"><text:span text:style-name="T17">- обновление часов теперь происходит не по тайм ауту, а по установке бита 4 регистра </text:span><text:span text:style-name="T15">C </text:span><text:span text:style-name="T17">самих </text:span><text:span text:style-name="T17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17"><text:span text:style-name="T17">- определение часов делается по ячейке 0 (секунды). Ячейка </text:span><text:span text:style-name="T15">#11 </text:span><text:span text:style-name="T17">принимающее значение </text:span><text:span text:style-name="T15">#AA (</text:span><text:span text:style-name="T17">часы </text:span><text:span text:style-name="T17">включены)</text:span><text:span text:style-name="T15"> </text:span><text:span text:style-name="T17">или </text:span><text:span text:style-name="T15">#55 </text:span><text:span text:style-name="T17">(часы выключены) не используется для определения наличия часов.</text:span></text:p>
      <text:p text:style-name="P10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17"><text:span text:style-name="T17">- устранен глюк связанный с надписью </text:span><text:span text:style-name="T15">«I KNOW NOW». </text:span><text:span text:style-name="T17">При выбранном диске «</text:span><text:span text:style-name="T15">D</text:span><text:span text:style-name="T17">» и при </text:span><text:span text:style-name="T17">отсутствии на диске Бейсик файлов (при выборе «</text:span><text:span text:style-name="T15">GLUK BOOT</text:span><text:span text:style-name="T17">» выводится </text:span><text:span text:style-name="T15">«NO PROGS») </text:span><text:span text:style-name="T17">при </text:span><text:span text:style-name="T17">повторном нажатии </text:span><text:span text:style-name="T15">«Enter» выводилась</text:span><text:span text:style-name="T17"> окошко с текстом </text:span><text:span text:style-name="T15">«I KNOW NOW» </text:span><text:span text:style-name="T17">и все вешалось с </text:span><text:span text:style-name="T17">перерисовкой экрана без главного меню и выбранном диске </text:span><text:span text:style-name="T15">«A».</text:span></text:p>
      <text:p text:style-name="P16"><text:span text:style-name="T15">- </text:span><text:span text:style-name="T16">из-за использования части старого кода и неизменном (пока) главном цикле опроса управления не </text:span><text:span text:style-name="T16">устранен глюк с блокировкой клавиатуры. При наведении курсора мыши на буковки выбора дисководов </text:span><text:span text:style-name="T16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16">- в главное меню добавлен пункт <text:span text:style-name="T10">«FAT Boot» </text:span><text:span text:style-name="T1">для загрузки кодовых блоков записанных на </text:span><text:span text:style-name="T10">FAT </text:span><text:span text:style-name="T1">в </text:span><text:span text:style-name="T1">формате </text:span><text:span text:style-name="T10">HOBETA.</text:span></text:p>
      <text:p text:style-name="P17">- для работы с <text:span text:style-name="T10">FAT </text:span>добавлен соответствующий код и поддержка <text:span text:style-name="T10">SD </text:span>карт на <text:span text:style-name="T10">NeoGS </text:span>и <text:span text:style-name="T10">Z-</text:span>контроллер (на <text:span text:style-name="T10">ZX Evo </text:span>контроллер встроен в плату) и контроллер винчестера подключаемый по схеме <text:span text:style-name="T10">Nemo.</text:span></text:p>
      <text:p text:style-name="P16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10">GLUK</text:span><text:span text:style-name="T1">а открыты :</text:span><text:span text:style-name="T10">D</text:span></text:p>
      <text:p text:style-name="P16"><text:span text:style-name="T10">- </text:span><text:span text:style-name="T1">за глюки связанные с </text:span><text:span text:style-name="T10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01-20T21:38:34.23</dc:date>
    <meta:editing-duration>P26DT11H15M42S</meta:editing-duration>
    <meta:editing-cycles>160</meta:editing-cycles>
    <meta:generator>LibreOffice/3.6$Windows_x86 LibreOffice_project/2ef5aff-a6fb0ff-166bdff-cf087ad-0f1389</meta:generator>
    <meta:document-statistic meta:table-count="0" meta:image-count="0" meta:object-count="0" meta:page-count="8" meta:paragraph-count="262" meta:word-count="3358" meta:character-count="23180" meta:non-whitespace-character-count="20067"/>
  </office:meta>
</office:document-meta>
</file>